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normal" officeooo:rsid="0017b967" officeooo:paragraph-rsid="0017b967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3pt" fo:font-weight="normal" officeooo:rsid="0017b967" officeooo:paragraph-rsid="0017b967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92862" officeooo:paragraph-rsid="0019286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a21fc" officeooo:paragraph-rsid="001a21fc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3pt" fo:font-weight="normal" officeooo:rsid="001d198d" officeooo:paragraph-rsid="001d198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3pt" fo:font-weight="normal" officeooo:rsid="001e7c84" officeooo:paragraph-rsid="001e7c84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87e93" officeooo:paragraph-rsid="0017b967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officeooo:rsid="0017b967" officeooo:paragraph-rsid="0020fd8f" style:font-size-asian="13pt" style:font-size-complex="13pt"/>
    </style:style>
    <style:style style:name="T1" style:family="text">
      <style:text-properties officeooo:rsid="00187e93"/>
    </style:style>
    <style:style style:name="T2" style:family="text">
      <style:text-properties officeooo:rsid="001953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e93" style:font-weight-asian="normal" style:font-weight-complex="normal"/>
    </style:style>
    <style:style style:name="T5" style:family="text">
      <style:text-properties officeooo:rsid="001f1d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vid Rich</text:p>
      <text:p text:style-name="P6">Research <text:span text:style-name="T5">Statement Draft</text:span></text:p>
      <text:p text:style-name="P2"/>
      <text:p text:style-name="P8"><text:span text:style-name="T3"><text:tab/></text:span></text:p>
      <text:p text:style-name="P8"><text:span text:style-name="T3"/></text:p>
      <text:p text:style-name="P8"><text:span text:style-name="T3"><text:tab/>In the realm of bioinformatics, the task of sequence alignment is a critical component of many research goals, such as gene annotation or homology search. <text:s/>HMMER and MMseqs are two of the most commonly used sequence alignment suites designed for such tasks. <text:s/>These tools both excel in different aspects of th</text:span><text:span text:style-name="T4">is: MMseqs generally performs the sequence alignment much faster, while HMMER is generally much more accurate. <text:s/></text:span></text:p>
      <text:p text:style-name="P7"/>
      <text:p text:style-name="P1"><text:tab/>Both of these tools function in much the same way. <text:s/>They both take in the entire query and target sequence/model. <text:s/><text:span text:style-name="T1">T</text:span>hen, through a series of <text:span text:style-name="T1">increasingly</text:span> complex and stringent scoring algorithms, they pass those query/target windows which reach the score threshold <text:span text:style-name="T1">to the next filter </text:span>and elimina<text:span text:style-name="T1">te</text:span> those <text:span text:style-name="T1">that </text:span>don’t. <text:s/>Many of these filter algorithms are also very similar. <text:s/>HMMER uses a Multiple-Segment Viterbi filter (MSV), which feeds into a gapped Viterbi filter, then finally a Forward-Backward filter. <text:s/>Meanwhile, MMseqs uses <text:span text:style-name="T1">double k-mer matching filter, which feeds into an ungapped Viterbi filter, then finally a gapped Viterbi filter. <text:s/>The primary differentiators between the two pipelines is the starting MMseqs’ double k-mer matching pre-filter and HMMER’s Forward-Backward filter. <text:s/>Even when using MMseqs “sensitive” settings, which filters less aggressively in the pre-filter stage, HMMER still tends to out-perform MMseqs in the trials. <text:s/>This suggests that Forward-Backward is contributing greatly to HMMER’s accuracy. <text:s/>However, the downside of this is that Forward-Backward is a substantial contributor to the runtime.</text:span></text:p>
      <text:p text:style-name="P1"/>
      <text:p text:style-name="P3"><text:tab/>Because Forward-Backward is such a costly yet important element of the pipeline, we propose to design a heuristic, <text:span text:style-name="T2">pruning </text:span>version of the Forward-Backward algorithm. <text:s/>In the current implementation of HMMER’s Forward-Backward, the previous Viterbi filter passes a window range of the query/target. <text:s/>This window can be represented by a dynamic programming matrix. <text:s/>Then each cell in the window is computed by summing the probabilities of all possible paths which end in the given cell. <text:s/>However, many of these cells have extremely low probabilities, which have little to no chance of effecting the outcome of the final alignment. <text:s/>In addition, we can use a backtrace of Viterbi in order to recover the maximal alignment from the previous filter. <text:s/><text:span text:style-name="T2">This means that rather than starting Forward in the corner of the window, we can start at the beginning of the maximal alignment. <text:s/>From this point, we will compute the cells anti-diagonally from the starting node. <text:s/>At each step, we will compute the maximum current sum, M. <text:s/>Then for some tuning fraction k, we will check each cell along the anti-diagonal. <text:s/>Any cell which falls below the given score, kM, will be pruned and paths passing through this cell shall no longer be computed. <text:s/>When all pruning has been performed the forward direction, we will do the same in the backward direction. <text:s/>These pruning bounds will give us a Forward-Backward of the entire high-probability cloud around the maximal alignment. <text:s/>We believe this should drastically reduce the number of cells to be computed and thus the runtime of the algorithm. <text:s/></text:span></text:p>
      <text:p text:style-name="P3"/>
      <text:p text:style-name="P4"><text:soft-page-break/><text:tab/>This heuristic version of the algorithm could give a substantial speed boost to the current HMMER pipeline at minimal cost to accuracy. <text:s/>Alternatively, its addition to the end of MMseqs pipeline may give MMseqs an increase in accuracy while minimizing the c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9:40:27.322883636</meta:creation-date>
    <dc:date>2019-10-17T13:14:49.653203461</dc:date>
    <meta:editing-duration>PT20H29M27S</meta:editing-duration>
    <meta:editing-cycles>7</meta:editing-cycles>
    <meta:generator>LibreOffice/6.0.4.2$MacOSX_X86_64 LibreOffice_project/9b0d9b32d5dcda91d2f1a96dc04c645c450872bf</meta:generator>
    <meta:document-statistic meta:table-count="0" meta:image-count="0" meta:object-count="0" meta:page-count="2" meta:paragraph-count="7" meta:word-count="534" meta:character-count="3429" meta:non-whitespace-character-count="2867"/>
  </office:meta>
</office:document-meta>
</file>